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2pt" officeooo:paragraph-rsid="0018ca85" style:font-name-asian="WenQuanYi Micro Hei" style:font-size-asian="12pt" style:font-size-complex="12pt"/>
    </style:style>
    <style:style style:name="P2" style:family="paragraph" style:parent-style-name="Standard">
      <style:text-properties style:font-name="WenQuanYi Micro Hei" fo:font-size="12pt" officeooo:paragraph-rsid="002d9110" style:font-name-asian="WenQuanYi Micro Hei" style:font-size-asian="12pt" style:font-size-complex="12pt"/>
    </style:style>
    <style:style style:name="P3" style:family="paragraph" style:parent-style-name="Standard">
      <style:text-properties style:font-name="WenQuanYi Micro Hei" fo:font-size="12pt" officeooo:paragraph-rsid="00310989" style:font-name-asian="WenQuanYi Micro Hei" style:font-size-asian="12pt" style:font-size-complex="12pt"/>
    </style:style>
    <style:style style:name="P4" style:family="paragraph" style:parent-style-name="Standard">
      <style:text-properties fo:font-size="12pt" officeooo:paragraph-rsid="00138c24" style:font-name-asian="WenQuanYi Micro Hei" style:font-size-asian="12pt" style:font-size-complex="12pt"/>
    </style:style>
    <style:style style:name="P5" style:family="paragraph" style:parent-style-name="Standard">
      <style:text-properties style:font-name="WenQuanYi Micro Hei" fo:font-size="12pt" fo:font-weight="bold" officeooo:rsid="0018ca85" officeooo:paragraph-rsid="0018ca85" style:font-name-asian="WenQuanYi Micro Hei" style:font-size-asian="12pt" style:font-weight-asian="bold" style:font-size-complex="12pt" style:font-weight-complex="bold"/>
    </style:style>
    <style:style style:name="P6" style:family="paragraph" style:parent-style-name="Standard">
      <style:text-properties style:font-name="WenQuanYi Micro Hei" fo:font-size="12pt" fo:font-weight="bold" officeooo:rsid="003cf49c" officeooo:paragraph-rsid="003cf49c" style:font-name-asian="WenQuanYi Micro Hei" style:font-size-asian="12pt" style:font-weight-asian="bold" style:font-size-complex="12pt" style:font-weight-complex="bold"/>
    </style:style>
    <style:style style:name="P7" style:family="paragraph" style:parent-style-name="Standard">
      <style:text-properties style:font-name="WenQuanYi Micro Hei" fo:font-size="12pt" fo:font-weight="bold" officeooo:paragraph-rsid="004db5c6" style:font-name-asian="WenQuanYi Micro Hei" style:font-size-asian="12pt" style:font-weight-asian="bold" style:font-size-complex="12pt" style:font-weight-complex="bold"/>
    </style:style>
    <style:style style:name="P8" style:family="paragraph" style:parent-style-name="Standard">
      <style:text-properties style:font-name="WenQuanYi Micro Hei" fo:font-size="12pt" style:font-name-asian="WenQuanYi Micro Hei" style:font-size-asian="12pt" style:font-size-complex="12pt"/>
    </style:style>
    <style:style style:name="P9" style:family="paragraph" style:parent-style-name="Standard">
      <style:text-properties style:font-name="WenQuanYi Micro Hei" fo:font-size="12pt" officeooo:rsid="003cf49c" officeooo:paragraph-rsid="003df9a3" style:font-name-asian="WenQuanYi Micro Hei" style:font-size-asian="12pt" style:font-size-complex="12pt"/>
    </style:style>
    <style:style style:name="P10" style:family="paragraph" style:parent-style-name="Standard">
      <style:text-properties style:font-name="WenQuanYi Micro Hei" fo:font-size="12pt" officeooo:paragraph-rsid="004d2c9e" style:font-name-asian="WenQuanYi Micro Hei" style:font-size-asian="12pt" style:font-size-complex="12pt"/>
    </style:style>
    <style:style style:name="P11" style:family="paragraph" style:parent-style-name="Standard">
      <style:text-properties style:font-name="WenQuanYi Micro Hei" fo:font-size="12pt" officeooo:paragraph-rsid="004db5c6" style:font-name-asian="WenQuanYi Micro Hei" style:font-size-asian="12pt" style:font-size-complex="12pt"/>
    </style:style>
    <style:style style:name="P12" style:family="paragraph" style:parent-style-name="Standard">
      <style:text-properties style:font-name="WenQuanYi Micro Hei" fo:font-size="12pt" officeooo:paragraph-rsid="005a4c1a" style:font-name-asian="WenQuanYi Micro Hei" style:font-size-asian="12pt" style:font-size-complex="12pt"/>
    </style:style>
    <style:style style:name="P13" style:family="paragraph" style:parent-style-name="Standard">
      <style:text-properties style:font-name="WenQuanYi Micro Hei" fo:font-size="12pt" officeooo:paragraph-rsid="006c1ddd" style:font-name-asian="WenQuanYi Micro Hei" style:font-size-asian="12pt" style:font-size-complex="12pt"/>
    </style:style>
    <style:style style:name="P14" style:family="paragraph" style:parent-style-name="Standard">
      <style:text-properties style:font-name="WenQuanYi Micro Hei" fo:font-size="12pt" fo:font-style="italic" style:font-name-asian="WenQuanYi Micro Hei" style:font-size-asian="12pt" style:font-style-asian="italic" style:font-size-complex="12pt" style:font-style-complex="italic"/>
    </style:style>
    <style:style style:name="T1" style:family="text">
      <style:text-properties officeooo:rsid="00138c24"/>
    </style:style>
    <style:style style:name="T2" style:family="text">
      <style:text-properties officeooo:rsid="0015b511"/>
    </style:style>
    <style:style style:name="T3" style:family="text">
      <style:text-properties fo:font-weight="bold" style:font-weight-asian="bold" style:font-weight-complex="bold"/>
    </style:style>
    <style:style style:name="T4" style:family="text">
      <style:text-properties fo:font-weight="bold" officeooo:rsid="00138c24" style:font-weight-asian="bold" style:font-weight-complex="bold"/>
    </style:style>
    <style:style style:name="T5" style:family="text">
      <style:text-properties fo:font-weight="bold" officeooo:rsid="0018ca85" style:font-weight-asian="bold" style:font-weight-complex="bold"/>
    </style:style>
    <style:style style:name="T6" style:family="text">
      <style:text-properties fo:font-weight="bold" officeooo:rsid="003a7c00" style:font-weight-asian="bold" style:font-weight-complex="bold"/>
    </style:style>
    <style:style style:name="T7" style:family="text">
      <style:text-properties fo:font-weight="bold" officeooo:rsid="003df9a3" style:font-weight-asian="bold" style:font-weight-complex="bold"/>
    </style:style>
    <style:style style:name="T8" style:family="text">
      <style:text-properties fo:font-weight="bold" officeooo:rsid="004a4a08" style:font-weight-asian="bold" style:font-weight-complex="bold"/>
    </style:style>
    <style:style style:name="T9" style:family="text">
      <style:text-properties fo:font-weight="bold" officeooo:rsid="004beaaf" style:font-weight-asian="bold" style:font-weight-complex="bold"/>
    </style:style>
    <style:style style:name="T10" style:family="text">
      <style:text-properties fo:font-weight="bold" officeooo:rsid="004f0fe7" style:font-weight-asian="bold" style:font-weight-complex="bold"/>
    </style:style>
    <style:style style:name="T11" style:family="text">
      <style:text-properties fo:font-weight="bold" officeooo:rsid="005aee7d" style:font-weight-asian="bold" style:font-weight-complex="bold"/>
    </style:style>
    <style:style style:name="T12" style:family="text">
      <style:text-properties fo:font-weight="bold" officeooo:rsid="006086f5" style:font-weight-asian="bold" style:font-weight-complex="bold"/>
    </style:style>
    <style:style style:name="T13" style:family="text">
      <style:text-properties fo:font-weight="bold" officeooo:rsid="0062d2e0" style:font-weight-asian="bold" style:font-weight-complex="bold"/>
    </style:style>
    <style:style style:name="T14" style:family="text">
      <style:text-properties fo:font-weight="bold" officeooo:rsid="0066e211" style:font-weight-asian="bold" style:font-weight-complex="bold"/>
    </style:style>
    <style:style style:name="T15" style:family="text">
      <style:text-properties fo:font-weight="bold" officeooo:rsid="00589a16" style:font-weight-asian="bold" style:font-weight-complex="bold"/>
    </style:style>
    <style:style style:name="T16" style:family="text">
      <style:text-properties officeooo:rsid="0018ca85"/>
    </style:style>
    <style:style style:name="T17" style:family="text">
      <style:text-properties fo:font-weight="normal" officeooo:rsid="0018ca85" style:font-weight-asian="normal" style:font-weight-complex="normal"/>
    </style:style>
    <style:style style:name="T18" style:family="text">
      <style:text-properties officeooo:rsid="003a7c00"/>
    </style:style>
    <style:style style:name="T19" style:family="text">
      <style:text-properties officeooo:rsid="003df9a3"/>
    </style:style>
    <style:style style:name="T20" style:family="text">
      <style:text-properties officeooo:rsid="003fdee5"/>
    </style:style>
    <style:style style:name="T21" style:family="text">
      <style:text-properties officeooo:rsid="00418129"/>
    </style:style>
    <style:style style:name="T22" style:family="text">
      <style:text-properties officeooo:rsid="0043409a"/>
    </style:style>
    <style:style style:name="T23" style:family="text">
      <style:text-properties officeooo:rsid="00466025"/>
    </style:style>
    <style:style style:name="T24" style:family="text">
      <style:text-properties officeooo:rsid="00466eb4"/>
    </style:style>
    <style:style style:name="T25" style:family="text">
      <style:text-properties officeooo:rsid="004a4a08"/>
    </style:style>
    <style:style style:name="T26" style:family="text">
      <style:text-properties officeooo:rsid="004beaaf"/>
    </style:style>
    <style:style style:name="T27" style:family="text">
      <style:text-properties officeooo:rsid="004c084e"/>
    </style:style>
    <style:style style:name="T28" style:family="text">
      <style:text-properties officeooo:rsid="004d2c9e"/>
    </style:style>
    <style:style style:name="T29" style:family="text">
      <style:text-properties officeooo:rsid="004db5c6"/>
    </style:style>
    <style:style style:name="T30" style:family="text">
      <style:text-properties officeooo:rsid="004f0fe7"/>
    </style:style>
    <style:style style:name="T31" style:family="text">
      <style:text-properties officeooo:rsid="0050d4ff"/>
    </style:style>
    <style:style style:name="T32" style:family="text">
      <style:text-properties officeooo:rsid="005254e5"/>
    </style:style>
    <style:style style:name="T33" style:family="text">
      <style:text-properties officeooo:rsid="0053d531"/>
    </style:style>
    <style:style style:name="T34" style:family="text">
      <style:text-properties officeooo:rsid="0057d15f"/>
    </style:style>
    <style:style style:name="T35" style:family="text">
      <style:text-properties officeooo:rsid="00589a16"/>
    </style:style>
    <style:style style:name="T36" style:family="text">
      <style:text-properties officeooo:rsid="005aee7d"/>
    </style:style>
    <style:style style:name="T37" style:family="text">
      <style:text-properties officeooo:rsid="005b9a9f"/>
    </style:style>
    <style:style style:name="T38" style:family="text">
      <style:text-properties officeooo:rsid="005e95fe"/>
    </style:style>
    <style:style style:name="T39" style:family="text">
      <style:text-properties officeooo:rsid="006086f5"/>
    </style:style>
    <style:style style:name="T40" style:family="text">
      <style:text-properties officeooo:rsid="0062d2e0"/>
    </style:style>
    <style:style style:name="T41" style:family="text">
      <style:text-properties officeooo:rsid="00640794"/>
    </style:style>
    <style:style style:name="T42" style:family="text">
      <style:text-properties officeooo:rsid="00660815"/>
    </style:style>
    <style:style style:name="T43" style:family="text">
      <style:text-properties officeooo:rsid="00661935"/>
    </style:style>
    <style:style style:name="T44" style:family="text">
      <style:text-properties officeooo:rsid="0066e211"/>
    </style:style>
    <style:style style:name="T45" style:family="text">
      <style:text-properties officeooo:rsid="0068b253"/>
    </style:style>
    <style:style style:name="T46" style:family="text">
      <style:text-properties officeooo:rsid="006995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套接字</text:span><text:span text:style-name="T1">是常见的低级别的网络通讯协议，在此基础上，还有许多其它的网络通讯协议，用于实现客户端</text:span><text:span text:style-name="T2">-服务器的网络互联，下面对这些协议做一个简单的介绍。</text:span></text:p>
      <text:p text:style-name="P5">1、文件传输</text:p>
      <text:p text:style-name="P1"><text:span text:style-name="T5">FTP</text:span><text:span text:style-name="T16">：文件传输协议。可以上传或下载文件，采用了Unix多用户的概念，用户一定要输入有效的用户名和密码才能使用，不过也支持匿名登录。在底层实现上，FTP只使用TCP而不使用UDP，主动模式下使用两个套接字，分别是控制命令端口和数据端口，被动模式下使用一个套接字，为控制命令接口。客户端工作流程为：连接</text:span><text:span text:style-name="T18">-登录-传输-结束。python相关模块为</text:span><text:span text:style-name="T6">ftplib</text:span><text:span text:style-name="T18">，使用时需要实例化一个ftplib.FTP类对象。典型的FTP客户端有：命令行客户端程序、GUI客户端程序、网页浏览器，以及自己开发的程序等。</text:span></text:p>
      <text:p text:style-name="P1"><text:span text:style-name="T5">HTTP</text:span><text:span text:style-name="T16">：网页的超文本传输协议。HTTP主要用于网页文件的下载和访问Web服务上，它一般不要求用户输入登录的用户名密码就可以访问服务器上的文件和服务。</text:span></text:p>
      <text:p text:style-name="P3"><text:span text:style-name="T5">scp</text:span><text:span text:style-name="T17">/</text:span><text:span text:style-name="T5">rsync</text:span><text:span text:style-name="T16">：要求用户登录到服务器，否则不能上传或下载文件。</text:span></text:p>
      <text:p text:style-name="P1"><text:span text:style-name="T5">rcp</text:span><text:span text:style-name="T16">：远程文件复制协议。</text:span></text:p>
      <text:p text:style-name="P2"><text:span text:style-name="T5">UUCP</text:span><text:span text:style-name="T16">：复制协议。</text:span></text:p>
      <text:p text:style-name="P6">2、网络新闻</text:p>
      <text:p text:style-name="P9"><text:span text:style-name="T7">Usenet</text:span><text:span text:style-name="T19">新闻系统是一个全球存档的电子公告版，各种主题的新闻一应俱全</text:span><text:span text:style-name="T20">，整个系统是一个由大量计算机组成的一个庞大的全球网络</text:span><text:span text:style-name="T21">，计算机之间共享Usenet上的帖子，每个系统都有一个它已经订阅的新闻组的列表</text:span><text:span text:style-name="T22">，它只接收它感兴趣的新闻组里的帖子。</text:span></text:p>
      <text:p text:style-name="P10"><text:span text:style-name="T3">NNTP</text:span><text:span text:style-name="T23">：网络新闻传输协议</text:span><text:span text:style-name="T24">。供用户在新闻组中下载或发表帖子</text:span><text:span text:style-name="T25">，只使用一个标准端口</text:span><text:span text:style-name="T8">119</text:span><text:span text:style-name="T25">来做通讯。类似于FTP</text:span><text:span text:style-name="T26">，python相关模块为</text:span><text:span text:style-name="T9">nntplib</text:span><text:span text:style-name="T27">，使用时实例化</text:span><text:span text:style-name="T26">nntplib.NNTP类对象</text:span><text:span text:style-name="T28">。</text:span></text:p>
      <text:p text:style-name="P7"><text:span text:style-name="T29">3、电子邮件</text:span></text:p>
      <text:p text:style-name="P11"><text:span text:style-name="T29">电子邮件系统有许多组件</text:span><text:span text:style-name="T30">，最主要的组件就是消息传输代理</text:span><text:span text:style-name="T10">MTA</text:span><text:span text:style-name="T31">，这是一个在邮件交换主机上运行的一个服务器程序</text:span><text:span text:style-name="T32">，它负责邮件的路由、队列和发送工作，它们就是邮件从源主机到目的主机所要经过的跳板。</text:span></text:p>
      <text:p text:style-name="P12"><text:span text:style-name="T3">SMTP</text:span><text:span text:style-name="T33">：简单邮件传输协议</text:span><text:span text:style-name="T42">。</text:span><text:span text:style-name="T33">在因特网上MTA之间用于消息交换的最常用的MTS</text:span><text:span text:style-name="T34">，它被MTA用来把电子邮件从一台主机传送到另一台主机 ，在发电子邮件的时候，必须要连接到一个外部的SMTP服务器，这时，发送的邮件程序是一个SMTP客户端，SMTP服务器也因此成为了消息的第一个跳板</text:span><text:span text:style-name="T35">。python相关模块为smtplib， </text:span><text:span text:style-name="T27">使用时实例化</text:span><text:span text:style-name="T35">smtplib</text:span><text:span text:style-name="T26">.</text:span><text:span text:style-name="T34">SMTP</text:span><text:span text:style-name="T26">类对象</text:span><text:span text:style-name="T35">。通讯时</text:span><text:span text:style-name="T36">，只要一个端口</text:span><text:span text:style-name="T11">25</text:span><text:span text:style-name="T37">。</text:span></text:p>
      <text:p text:style-name="P14">除了SMTP之外<text:span text:style-name="T38">，还有一些开源的MTA</text:span><text:span text:style-name="T39">如Sendmail、Postfix和商业MTA如Microsoft的Exchange。</text:span></text:p>
      <text:p text:style-name="P13"><text:span text:style-name="T39">邮件用户代理</text:span><text:span text:style-name="T12">MUA</text:span><text:span text:style-name="T39">从服务器上下载邮件</text:span><text:span text:style-name="T40">，用于下载邮件的第一个协议叫邮局协议</text:span><text:span text:style-name="T13">POP</text:span><text:span text:style-name="T41">，目的是让用户的工作站可以访问邮箱服务器里的邮件</text:span><text:span text:style-name="T43">，邮件要能从工作站通过SMTP发送到邮件服务器</text:span><text:span text:style-name="T46">。与POP相关的</text:span><text:span text:style-name="T35">python模块为</text:span><text:span text:style-name="T15">poplib</text:span><text:span text:style-name="T35">， </text:span><text:span text:style-name="T27">使用时实例化</text:span><text:span text:style-name="T35">poplib</text:span><text:span text:style-name="T26">.</text:span><text:span text:style-name="T34">POP3</text:span><text:span text:style-name="T26">类对象</text:span><text:span text:style-name="T35">。</text:span><text:span text:style-name="T43">若干年之后，出现了另一个协议</text:span><text:span text:style-name="T44">，交互式邮件访问协议</text:span><text:span text:style-name="T14">IMAP</text:span><text:span text:style-name="T44">，它比POP更为复杂</text:span><text:span text:style-name="T45">。</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6-08T13:21:31</meta:creation-date>
    <meta:generator>LibreOffice/4.0.2.2$Linux_X86_64 LibreOffice_project/400m0$Build-2</meta:generator>
    <dc:date>2015-06-08T15:05:30</dc:date>
    <dc:creator>hanjunjie </dc:creator>
    <meta:editing-duration>PT1H25M47S</meta:editing-duration>
    <meta:editing-cycles>97</meta:editing-cycles>
    <meta:document-statistic meta:table-count="0" meta:image-count="0" meta:object-count="0" meta:page-count="1" meta:paragraph-count="15" meta:word-count="991" meta:character-count="1200" meta:non-whitespace-character-count="1197"/>
  </office:meta>
</office:document-meta>
</file>